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Mono-Regular" svg:font-family="JetBrainsMono-Regula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apple-system" svg:font-family="apple-system, BlinkMacSystemFont, 'Segoe UI', Helvetica, Arial, sans-serif, 'Apple Color Emoji', 'Segoe UI Emoji'"/>
    <style:font-face style:name="monospace" svg:font-family="monospace"/>
  </office:font-face-decls>
  <office:automatic-styles>
    <style:style style:name="P1" style:family="paragraph" style:parent-style-name="Standard">
      <style:paragraph-properties fo:text-align="center" style:justify-single-word="false"/>
      <style:text-properties fo:color="#5eb91e" loext:opacity="100%" fo:font-size="20pt" fo:font-weight="bold" officeooo:rsid="000aa3eb" officeooo:paragraph-rsid="000aa3eb" style:font-size-asian="20pt" style:font-weight-asian="bold" style:font-size-complex="20pt" style:font-weight-complex="bold"/>
    </style:style>
    <style:style style:name="P2" style:family="paragraph" style:parent-style-name="Standard">
      <style:paragraph-properties fo:text-align="start" style:justify-single-word="false"/>
      <style:text-properties fo:color="#5eb91e" loext:opacity="100%" fo:font-size="12pt" fo:font-weight="bold" officeooo:rsid="000aa3eb" officeooo:paragraph-rsid="000aa3eb" style:font-size-asian="10.5pt" style:font-weight-asian="bold" style:font-size-complex="12pt" style:font-weight-complex="bold"/>
    </style:style>
    <style:style style:name="P3" style:family="paragraph" style:parent-style-name="Standard">
      <style:paragraph-properties fo:text-align="start" style:justify-single-word="false"/>
      <style:text-properties fo:color="#ff0000" loext:opacity="100%" fo:font-size="14pt" fo:font-weight="bold" officeooo:rsid="000b6b62" officeooo:paragraph-rsid="000b6b62" style:font-size-asian="14pt" style:font-weight-asian="bold" style:font-size-complex="14pt" style:font-weight-complex="bold"/>
    </style:style>
    <style:style style:name="P4" style:family="paragraph" style:parent-style-name="Standard">
      <style:paragraph-properties fo:text-align="start" style:justify-single-word="false"/>
      <style:text-properties fo:color="#ff0000" loext:opacity="100%" fo:font-size="14pt" fo:font-weight="bold" officeooo:rsid="000b6b62" officeooo:paragraph-rsid="000c9ca7" style:font-size-asian="14pt" style:font-weight-asian="bold" style:font-size-complex="14pt" style:font-weight-complex="bold"/>
    </style:style>
    <style:style style:name="P5" style:family="paragraph" style:parent-style-name="Standard">
      <style:paragraph-properties fo:text-align="start" style:justify-single-word="false"/>
      <style:text-properties fo:color="#ff0000" loext:opacity="100%" fo:font-size="14pt" fo:font-weight="bold" officeooo:rsid="000c9ca7" officeooo:paragraph-rsid="000b6b62" style:font-size-asian="14pt" style:font-weight-asian="bold" style:font-size-complex="14pt" style:font-weight-complex="bold"/>
    </style:style>
    <style:style style:name="P6" style:family="paragraph" style:parent-style-name="Standard">
      <style:paragraph-properties fo:text-align="start" style:justify-single-word="false"/>
      <style:text-properties fo:color="#ff0000" loext:opacity="100%" fo:font-size="14pt" fo:font-weight="bold" officeooo:rsid="000c9ca7" officeooo:paragraph-rsid="000c9ca7" style:font-size-asian="14pt" style:font-weight-asian="bold" style:font-size-complex="14pt" style:font-weight-complex="bold"/>
    </style:style>
    <style:style style:name="P7" style:family="paragraph" style:parent-style-name="Standard">
      <style:paragraph-properties fo:text-align="start" style:justify-single-word="false"/>
      <style:text-properties fo:color="#ff0000" loext:opacity="100%" fo:font-size="14pt" fo:font-weight="bold" officeooo:rsid="000d70cb" officeooo:paragraph-rsid="000d70cb" style:font-size-asian="14pt" style:font-weight-asian="bold" style:font-size-complex="14pt" style:font-weight-complex="bold"/>
    </style:style>
    <style:style style:name="P8" style:family="paragraph" style:parent-style-name="Standard">
      <style:paragraph-properties fo:text-align="start" style:justify-single-word="false"/>
      <style:text-properties fo:color="#ff0000" loext:opacity="100%" fo:font-size="14pt" fo:font-weight="bold" officeooo:rsid="00103cdf" officeooo:paragraph-rsid="00103cdf" style:font-size-asian="14pt" style:font-weight-asian="bold" style:font-size-complex="14pt" style:font-weight-complex="bold"/>
    </style:style>
    <style:style style:name="P9" style:family="paragraph" style:parent-style-name="Standard">
      <style:paragraph-properties fo:text-align="start" style:justify-single-word="false"/>
      <style:text-properties fo:color="#000000" loext:opacity="100%" fo:font-size="12pt" fo:font-weight="normal" officeooo:rsid="000b6b62" officeooo:paragraph-rsid="000b6b62"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color="#000000" loext:opacity="100%" fo:font-size="12pt" fo:font-weight="normal" officeooo:rsid="000b6b62" officeooo:paragraph-rsid="000b6b62"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000000" loext:opacity="100%" fo:font-size="12pt" fo:font-weight="normal" officeooo:rsid="000c9ca7" officeooo:paragraph-rsid="000c9ca7"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loext:opacity="100%" fo:font-size="14pt" fo:font-weight="normal" officeooo:rsid="000c9ca7" officeooo:paragraph-rsid="000c9ca7"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color="#000000" loext:opacity="100%" fo:font-size="14pt" fo:font-weight="normal" officeooo:rsid="000d70cb" officeooo:paragraph-rsid="000d70cb"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color="#000000" loext:opacity="100%" fo:font-size="10pt" fo:font-weight="normal" officeooo:rsid="000b6b62" officeooo:paragraph-rsid="000c9ca7"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fo:color="#000000" loext:opacity="100%" fo:font-size="10pt" fo:font-weight="normal" officeooo:rsid="000d70cb" officeooo:paragraph-rsid="000d70cb"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fo:color="#000000" loext:opacity="100%" fo:font-size="10pt" fo:font-weight="normal" officeooo:rsid="00103cdf" officeooo:paragraph-rsid="00103cdf"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fo:color="#000000" loext:opacity="100%" fo:font-size="10pt" fo:font-weight="normal" officeooo:rsid="001109cb" officeooo:paragraph-rsid="001109cb"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fo:color="#000000" loext:opacity="100%" fo:font-size="10pt" fo:font-weight="normal" officeooo:rsid="0014e9e8" officeooo:paragraph-rsid="0014e9e8"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fo:color="#000000" loext:opacity="100%" fo:font-size="10pt" fo:font-weight="normal" officeooo:rsid="000e6a80" officeooo:paragraph-rsid="000e6a80" style:font-size-asian="8.75pt" style:font-weight-asian="normal" style:font-size-complex="10pt" style:font-weight-complex="normal"/>
    </style:style>
    <style:style style:name="P20" style:family="paragraph" style:parent-style-name="Standard">
      <style:paragraph-properties fo:text-align="start" style:justify-single-word="false"/>
      <style:text-properties fo:color="#000000" loext:opacity="100%" fo:font-size="10pt" fo:font-weight="bold" officeooo:rsid="000d70cb" officeooo:paragraph-rsid="000d70cb" style:font-size-asian="10pt" style:font-weight-asian="bold" style:font-size-complex="10pt" style:font-weight-complex="bold"/>
    </style:style>
    <style:style style:name="P21" style:family="paragraph" style:parent-style-name="Standard">
      <style:paragraph-properties fo:text-align="start" style:justify-single-word="false"/>
      <style:text-properties fo:color="#000000" loext:opacity="100%" fo:font-size="10pt" fo:font-weight="bold" officeooo:rsid="0014e9e8" officeooo:paragraph-rsid="0014e9e8" style:font-size-asian="10pt" style:font-weight-asian="bold" style:font-size-complex="10pt" style:font-weight-complex="bold"/>
    </style:style>
    <style:style style:name="P22" style:family="paragraph" style:parent-style-name="Standard">
      <style:paragraph-properties fo:text-align="start" style:justify-single-word="false"/>
      <style:text-properties fo:font-variant="normal" fo:text-transform="none" fo:color="#000000" loext:opacity="100%" style:font-name="JetBrainsMono-Regular" fo:font-size="10pt" fo:letter-spacing="normal" fo:font-style="normal" fo:font-weight="normal" officeooo:rsid="000b6b62" officeooo:paragraph-rsid="000b6b62" style:font-size-asian="10pt" style:font-weight-asian="bold" style:font-size-complex="10pt" style:font-weight-complex="bold"/>
    </style:style>
    <style:style style:name="P23" style:family="paragraph" style:parent-style-name="Standard">
      <style:paragraph-properties fo:text-align="start" style:justify-single-word="false"/>
      <style:text-properties fo:font-variant="normal" fo:text-transform="none" fo:color="#24292f" loext:opacity="100%" style:font-name="apple-system" fo:font-size="12pt" fo:letter-spacing="normal" fo:font-style="normal" fo:font-weight="normal" officeooo:rsid="000b6b62" officeooo:paragraph-rsid="000b6b62" style:font-size-asian="14pt" style:font-weight-asian="bold" style:font-size-complex="14pt" style:font-weight-complex="bold"/>
    </style:style>
    <style:style style:name="P24" style:family="paragraph" style:parent-style-name="Standard">
      <style:paragraph-properties fo:text-align="start" style:justify-single-word="false"/>
      <style:text-properties fo:font-variant="normal" fo:text-transform="none" fo:color="#24292f" loext:opacity="100%" style:font-name="apple-system" fo:font-size="12pt" fo:letter-spacing="normal" fo:font-style="normal" fo:font-weight="normal" officeooo:rsid="00103cdf" officeooo:paragraph-rsid="00103cdf" style:font-size-asian="14pt" style:font-weight-asian="bold" style:font-size-complex="14pt" style:font-weight-complex="bold"/>
    </style:style>
    <style:style style:name="P25" style:family="paragraph" style:parent-style-name="Standard">
      <style:paragraph-properties fo:text-align="start" style:justify-single-word="false"/>
      <style:text-properties fo:font-variant="normal" fo:text-transform="none" fo:color="#24292f" loext:opacity="100%" style:font-name="Liberation Serif" fo:font-size="10pt" fo:letter-spacing="normal" fo:font-style="normal" fo:font-weight="normal" officeooo:rsid="000b6b62" officeooo:paragraph-rsid="000b6b62" style:font-size-asian="10pt" style:font-weight-asian="bold" style:font-size-complex="10pt" style:font-weight-complex="bold"/>
    </style:style>
    <style:style style:name="P26" style:family="paragraph" style:parent-style-name="Standard">
      <style:paragraph-properties fo:text-align="start" style:justify-single-word="false"/>
      <style:text-properties fo:font-variant="normal" fo:text-transform="none" fo:color="#ff0000" loext:opacity="100%" style:font-name="apple-system" fo:font-size="12pt" fo:letter-spacing="normal" fo:font-style="normal" fo:font-weight="bold" officeooo:rsid="00103cdf" officeooo:paragraph-rsid="00103cdf" style:font-size-asian="14pt" style:font-weight-asian="bold" style:font-size-complex="14pt" style:font-weight-complex="bold"/>
    </style:style>
    <style:style style:name="P27" style:family="paragraph" style:parent-style-name="Standard">
      <style:paragraph-properties fo:text-align="start" style:justify-single-word="false"/>
      <style:text-properties fo:color="#8d1d75" loext:opacity="100%" fo:font-size="12pt" fo:font-weight="bold" officeooo:rsid="000b6b62" officeooo:paragraph-rsid="000b6b62" style:font-size-asian="12pt" style:font-weight-asian="bold" style:font-size-complex="12pt" style:font-weight-complex="bold"/>
    </style:style>
    <style:style style:name="P28" style:family="paragraph" style:parent-style-name="Standard">
      <style:paragraph-properties fo:text-align="start" style:justify-single-word="false"/>
      <style:text-properties fo:color="#729fcf" loext:opacity="100%" fo:font-size="14pt" fo:font-weight="bold" officeooo:rsid="000c9ca7" officeooo:paragraph-rsid="000c9ca7" style:font-size-asian="14pt" style:font-weight-asian="bold" style:font-size-complex="14pt" style:font-weight-complex="bold"/>
    </style:style>
    <style:style style:name="P29" style:family="paragraph" style:parent-style-name="Standard">
      <style:paragraph-properties fo:text-align="start" style:justify-single-word="false"/>
      <style:text-properties fo:color="#999999" loext:opacity="100%" fo:font-size="12pt" fo:font-weight="normal" officeooo:rsid="000c9ca7" officeooo:paragraph-rsid="000c9ca7"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color="#999999" loext:opacity="100%" fo:font-size="10pt" fo:font-weight="normal" officeooo:rsid="000c9ca7" officeooo:paragraph-rsid="000c9ca7" style:font-size-asian="10pt" style:font-weight-asian="normal" style:font-size-complex="10pt" style:font-weight-complex="normal"/>
    </style:style>
    <style:style style:name="P31" style:family="paragraph" style:parent-style-name="Standard">
      <style:paragraph-properties fo:text-align="center" style:justify-single-word="false"/>
      <style:text-properties fo:font-variant="normal" fo:text-transform="none" fo:color="#3d3c40" loext:opacity="100%" style:font-name="Open Sans" fo:font-size="12pt" fo:letter-spacing="normal" fo:font-style="normal" fo:font-weight="normal" officeooo:paragraph-rsid="000aa3eb" loext:padding="0cm" loext:border="none"/>
    </style:style>
    <style:style style:name="P32" style:family="paragraph" style:parent-style-name="Text_20_body">
      <style:paragraph-properties fo:text-align="center" style:justify-single-word="false"/>
      <style:text-properties fo:font-variant="normal" fo:text-transform="none" fo:color="#3d3c40" loext:opacity="100%" style:font-name="monospace" fo:font-size="12pt" fo:letter-spacing="normal" fo:font-style="normal" fo:font-weight="normal" officeooo:rsid="000aa3eb" officeooo:paragraph-rsid="000aa3eb" fo:background-color="#ffffff" style:font-size-asian="20pt" style:font-weight-asian="bold" style:font-size-complex="20pt" style:font-weight-complex="bold" loext:padding="0cm" loext:border="none"/>
    </style:style>
    <style:style style:name="T1" style:family="text">
      <style:text-properties officeooo:rsid="000cdd67"/>
    </style:style>
    <style:style style:name="T2" style:family="text">
      <style:text-properties officeooo:rsid="000d7bb6"/>
    </style:style>
    <style:style style:name="T3" style:family="text">
      <style:text-properties officeooo:rsid="001109cb"/>
    </style:style>
    <style:style style:name="T4" style:family="text">
      <style:text-properties officeooo:rsid="001308bb"/>
    </style:style>
    <style:style style:name="T5"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KD Web-Sec Tools</text:p>
      <text:p text:style-name="P31"/>
      <text:p text:style-name="P1"/>
      <text:p text:style-name="P2"/>
      <text:p text:style-name="P3">Curl</text:p>
      <text:p text:style-name="P3"/>
      <text:p text:style-name="P19">Banner Grabbing:</text:p>
      <text:p text:style-name="P19">curl -IL &lt;host&gt;</text:p>
      <text:p text:style-name="P3"/>
      <text:p text:style-name="P8">EyeWitness</text:p>
      <text:p text:style-name="P16">https://github.com/FortyNorthSecurity/EyeWitness</text:p>
      <text:p text:style-name="P25">EyeWitness is designed to take screenshots of websites provide some server header info, and identify default credentials if known.</text:p>
      <text:p text:style-name="P23"/>
      <text:p text:style-name="P26">WhatWeb</text:p>
      <text:p text:style-name="P24">We can extract the version of web servers, supporting frameworks, and applications using the command-line tool whatweb. This information can help us pinpoint the technologies in use and begin to search for potential vulnerabilities.</text:p>
      <text:p text:style-name="P24">whatweb 10.10.10.0/24</text:p>
      <text:p text:style-name="P24">whatweb --no-errors 10.10.10.0/24</text:p>
      <text:p text:style-name="P23"/>
      <text:p text:style-name="P7">Netcat</text:p>
      <text:p text:style-name="P15">Netcat, ncat, or nc, is an excellent network utility for interacting with TCP/UDP ports. It can be used for many things during a pentest. Its primary usage is for connecting to shells, which we'll discuss later in this module. In addition to that, netcat can be used to connect to any listening port and interact with the service running on that port. For example, SSH is programmed to handle connections over port 22 to send all data and keys. We can connect to TCP port 22 with netcat:</text:p>
      <text:p text:style-name="P15"/>
      <text:p text:style-name="P15"><text:s text:c="2"/></text:p>
      <text:p text:style-name="P15">WKDMinerva@htb[/htb]$ netcat 10.10.10.10 22</text:p>
      <text:p text:style-name="P15"/>
      <text:p text:style-name="P15">SSH-2.0-OpenSSH_8.4p1 Debian-3</text:p>
      <text:p text:style-name="P15">As we can see, port 22 sent us its banner, stating that SSH is running on it. This technique is called Banner Grabbing, and can help identify what service is running on a particular port. Netcat comes pre-installed in most Linux distributions. We can also download a copy for Windows machines from this link. There's another Windows alternative to netcat coded in PowerShell called PowerCat. Netcat can also be used to transfer files between machines, as we'll discuss later.</text:p>
      <text:p text:style-name="P15"/>
      <text:p text:style-name="P15">Another similar network utility is socat, which has a few features that netcat does not support, like forwarding ports and connecting to serial devices. Socat can also be used to upgrade a shell to a fully interactive TTY. We will see a few examples of this in a later section. Socat is a very handy utility that should be a part of every penetration tester's toolkit. A standalone binary of Socat can be transferred to a system after obtaining remote code execution to get a more stable reverse shell connection.</text:p>
      <text:p text:style-name="P7"/>
      <text:p text:style-name="P3"/>
      <text:p text:style-name="P3">nmap</text:p>
      <text:p text:style-name="P3"/>
      <text:p text:style-name="P9">Scannt ohne Optionen die 1000 meist verwendeten Ports</text:p>
      <text:p text:style-name="P10">We can use the -sC parameter to specify that Nmap scripts should be used to try and obtain more detailed information. The -sV parameter instructs Nmap to perform a version scan. In this scan, Nmap will fingerprint services on the target system and identify the service protocol, application name, and version. The version scan is underpinned by a comprehensive database of over 1,000 service signatures. Finally, -p- tells Nmap that we want to scan all 65,535 TCP ports.</text:p>
      <text:p text:style-name="P3"><text:soft-page-break/></text:p>
      <text:p text:style-name="P27">Nmap scripts</text:p>
      <text:p text:style-name="P22">Specifying -sC will run many useful default scripts against a target.</text:p>
      <text:p text:style-name="P22">Eigene scripts verwenden:</text:p>
      <text:p text:style-name="P22">nmap -locate scripts/….</text:p>
      <text:p text:style-name="P22">-script &lt;script name&gt; -p&lt;port&gt; &lt;host&gt;</text:p>
      <text:p text:style-name="P3"/>
      <text:p text:style-name="P3"/>
      <text:p text:style-name="P4">Gobuster</text:p>
      <text:p text:style-name="P14">Directory/File Enumeration</text:p>
      <text:p text:style-name="P14">GoBuster is a versatile tool that allows for performing DNS, vhost, and directory brute-forcing. The tool has additional functionality, such as enumeration of public AWS S3 buckets. For this module's purposes, we are interested in the directory (and file) brute-forcing modes specified with the switch dir. Let us run a simple scan using the dirb common.txt wordlist.</text:p>
      <text:p text:style-name="P14">-u is used to state the website we're scanning, -w takes a list of words to iterate through to find hidden pages.</text:p>
      <text:p text:style-name="P14"><text:span text:style-name="T3">fe.: </text:span>gobuster dir -u http://10.10.10.121:<text:span text:style-name="T3">32763</text:span>/ -w /usr/share/dirb/wordlists/common.txt</text:p>
      <text:p text:style-name="P14"><text:s/><text:span text:style-name="T2">fe.: </text:span>gobuster -u http://fakebank.com -w wordlist.txt dir </text:p>
      <text:p text:style-name="P4"/>
      <text:p text:style-name="P5"/>
      <text:p text:style-name="P28">Banner Grabbing</text:p>
      <text:p text:style-name="P11">As previously discussed, banner grabbing is a useful technique to fingerprint a service quickly. Often a service will look to identify itself by displaying a banner once a connection is initiated. Nmap will attempt to grab the banners if the syntax nmap -sV --script=banner &lt;target&gt; is specified. We can also attempt this manually using Netcat. Let us take another example, using the nc version of Netcat:</text:p>
      <text:p text:style-name="P11"/>
      <text:p text:style-name="P29">nc -nv 10.129.42.253 21</text:p>
      <text:p text:style-name="P29"/>
      <text:p text:style-name="P29">(UNKNOWN) [10.129.42.253] 21 (ftp) open</text:p>
      <text:p text:style-name="P29">220 (vsFTPd 3.0.3)</text:p>
      <text:p text:style-name="P11"/>
      <text:p text:style-name="P11">This reveals that the version of vsFTPd on the server is 3.0.3. We can also automate this process using Nmap's powerful scripting engine: nmap -sV --script=banner -p21 10.10.10.0/24.</text:p>
      <text:p text:style-name="P6"/>
      <text:p text:style-name="P6"/>
      <text:p text:style-name="P6">FTP</text:p>
      <text:p text:style-name="P6"/>
      <text:p text:style-name="P12">Connect to the service using the ftp command-line utility:</text:p>
      <text:p text:style-name="P30">ftp -p &lt;ho<text:span text:style-name="T1">st&gt;</text:span></text:p>
      <text:p text:style-name="P6"/>
      <text:p text:style-name="P7">SMBClient</text:p>
      <text:p text:style-name="P13"><text:a xlink:type="simple" xlink:href="https://www.samba.org/samba/docs/current/man-html/smbclient.1.html" text:style-name="Internet_20_link" text:visited-style-name="Visited_20_Internet_20_Link">https://www.samba.org/samba/docs/current/man-html/smbclient.1.html</text:a></text:p>
      <text:p text:style-name="P15">The -L flag specifies that we want to retrieve a list of available shares on the remote host, while -N suppresses the password prompt.</text:p>
      <text:p text:style-name="P15"/>
      <text:p text:style-name="P15"/>
      <text:p text:style-name="P7">Certificates</text:p>
      <text:p text:style-name="P15">SSL/TLS certificates are another potentially valuable source of information if HTTPS is in use. Browsing to https://10.10.10.121/ and viewing the certificate reveals the details below, including the email address and company name. These could potentially be used to conduct a phishing attack if this is within the scope of an assessment.</text:p>
      <text:p text:style-name="P15"/>
      <text:p text:style-name="P7">Robots.txt</text:p>
      <text:p text:style-name="P15"><text:soft-page-break/>It is common for websites to contain a robots.txt file, whose purpose is to instruct search engine web crawlers such as Googlebot which resources can and cannot be accessed for indexing. The robots.txt file can provide valuable information such as the location of private files and admin pages. In this case, we see that the robots.txt file contains two disallowed entries.</text:p>
      <text:p text:style-name="P15"/>
      <text:p text:style-name="P17">User-agent: *</text:p>
      <text:p text:style-name="P17">Dissalow: /private</text:p>
      <text:p text:style-name="P17">Dissalow: /uploaded_files</text:p>
      <text:p text:style-name="P15"/>
      <text:p text:style-name="P15">Navigating to http://10.10.10.121/private in a browser reveals a HTB admin login page.</text:p>
      <text:p text:style-name="P15"/>
      <text:p text:style-name="P15"/>
      <text:p text:style-name="P7">Searchsploit</text:p>
      <text:p text:style-name="P15">A well-known tool for this purpose is searchsploit, which we can use to search for public vulnerabilities/exploits for any application. We can install it with the following command:</text:p>
      <text:p text:style-name="P15"><text:s/>sudo apt install exploitdb -y</text:p>
      <text:p text:style-name="P15">Then, we can use searchsploit to search for a specific application by its name, as follows:</text:p>
      <text:p text:style-name="P15">searchsploit openssh 7.2</text:p>
      <text:p text:style-name="P15"/>
      <text:p text:style-name="P7">Metasploit <text:span text:style-name="T4">framewwork</text:span></text:p>
      <text:p text:style-name="P15">The Metasploit Framework (MSF) is an excellent tool for pentesters. It contains many built-in exploits for many public vulnerabilities and provides an easy way to use these exploits against vulnerable targets. MSF has many other features, like:</text:p>
      <text:p text:style-name="P15">Running reconnaissance scripts to enumerate remote hosts and compromised targets</text:p>
      <text:p text:style-name="P15">Verification scripts to test the existence of a vulnerability without actually compromising the target</text:p>
      <text:p text:style-name="P15">Meterpreter, which is a great tool to connect to shells and run commands on the compromised targets</text:p>
      <text:p text:style-name="P15">Many post-exploitation and pivoting tools</text:p>
      <text:p text:style-name="P15">Let us take a basic example of searching for an exploit for an application we are attacking and how to exploit it. To run Metasploit, we can use the msfconsole command:</text:p>
      <text:p text:style-name="P15"/>
      <text:p text:style-name="P15">msfconsole</text:p>
      <text:p text:style-name="P15"/>
      <text:p text:style-name="P15">Once we have Metasploit running, we can search for our target application with the search exploit command. For example, we can search for the SMB vulnerability we identified previously:</text:p>
      <text:p text:style-name="P15"/>
      <text:p text:style-name="P15">search exploit eternalblue</text:p>
      <text:p text:style-name="P15"/>
      <text:p text:style-name="P15">Tip: Search can apply complex filters such as search cve:2009 type:exploit. See all the filters with help search</text:p>
      <text:p text:style-name="P15">We found one exploit for this service. We can use it by copying the full name of it and using USE to use it:</text:p>
      <text:p text:style-name="P15"/>
      <text:p text:style-name="P15">use exploit/windows/smb/ms17_010_psexec</text:p>
      <text:p text:style-name="P15"/>
      <text:p text:style-name="P15">Before we can run the exploit, we need to configure its options. To view the options available to configure, we can use the <text:span text:style-name="T5">show options</text:span> command</text:p>
      <text:p text:style-name="P15"/>
      <text:p text:style-name="P15">Any option with Required set to yes needs to be set for the exploit to work. In this case, we only have to options to set: RHOSTS, which means the IP of our target (this can be one IP, multiple IPs, or a file containing a list of IPs). We can set them with the set command:</text:p>
      <text:p text:style-name="P20">set RHOSTS 10.10.10.40</text:p>
      <text:p text:style-name="P20">set LHOST tun0</text:p>
      <text:p text:style-name="P15">Once we have both options set, we can start the exploitation. However, before we run the script, we can run a check to ensure the server is vulnerable:</text:p>
      <text:p text:style-name="P21">check</text:p>
      <text:p text:style-name="P18">As we can see, the server is indeed vulnerable. Note that not every exploit in the Metasploit Framework supports the check function. Finally, we can use the run or exploit command to run the exploit:</text:p>
      <text:p text:style-name="P21">exploit</text:p>
      <text:p text:style-name="P18">As we can see, we have been able to gain admin access to the box and used the shell command to drop us into an interactive shell.</text:p>
      <text:p text:style-name="P18"/>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Mono-Regular" svg:font-family="JetBrainsMono-Regula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apple-system" svg:font-family="apple-system, BlinkMacSystemFont, 'Segoe UI', Helvetica, Arial, sans-serif, 'Apple Color Emoji', 'Segoe UI Emoji'"/>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7T14:14:03.383236037</meta:creation-date>
    <meta:generator>LibreOffice/7.3.6.2$Linux_X86_64 LibreOffice_project/30$Build-2</meta:generator>
    <dc:date>2022-10-08T17:55:17.070105185</dc:date>
    <meta:editing-duration>PT2H30M57S</meta:editing-duration>
    <meta:editing-cycles>12</meta:editing-cycles>
    <meta:document-statistic meta:table-count="0" meta:image-count="0" meta:object-count="0" meta:page-count="3" meta:paragraph-count="79" meta:word-count="1250" meta:character-count="7797" meta:non-whitespace-character-count="6623"/>
  </office:meta>
</office:document-meta>
</file>